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Footer"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fo:language="de" fo:country="DE" officeooo:rsid="0002c95d" officeooo:paragraph-rsid="0002c95d"/>
    </style:style>
    <style:style style:name="P3" style:family="paragraph" style:parent-style-name="Standard">
      <style:paragraph-properties fo:text-align="start" style:justify-single-word="false"/>
      <style:text-properties fo:language="de" fo:country="DE" officeooo:rsid="0002c95d" officeooo:paragraph-rsid="0002c95d"/>
    </style:style>
    <style:style style:name="P4" style:family="paragraph" style:parent-style-name="Standard">
      <style:paragraph-properties fo:text-align="start" style:justify-single-word="false"/>
      <style:text-properties fo:language="de" fo:country="DE" officeooo:rsid="00043ccb" officeooo:paragraph-rsid="00043ccb"/>
    </style:style>
    <style:style style:name="P5" style:family="paragraph" style:parent-style-name="Standard">
      <style:paragraph-properties fo:text-align="start" style:justify-single-word="false"/>
      <style:text-properties fo:language="de" fo:country="DE" officeooo:rsid="000503bf" officeooo:paragraph-rsid="000503bf"/>
    </style:style>
    <style:style style:name="P6" style:family="paragraph" style:parent-style-name="Standard">
      <style:paragraph-properties fo:text-align="start" style:justify-single-word="false"/>
      <style:text-properties style:text-position="0% 100%" fo:language="de" fo:country="DE" officeooo:rsid="0008aa64" officeooo:paragraph-rsid="0008aa64"/>
    </style:style>
    <style:style style:name="T1" style:family="text">
      <style:text-properties officeooo:rsid="000503bf"/>
    </style:style>
    <style:style style:name="T2" style:family="text">
      <style:text-properties style:text-position="0% 100%"/>
    </style:style>
    <style:style style:name="T3" style:family="text">
      <style:text-properties style:text-position="0% 100%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officeooo:rsid="0008aa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S</text:span>oft<text:span text:style-name="T4">w</text:span>are <text:span text:style-name="T4">A</text:span>nalyse <text:span text:style-name="T4">T</text:span>ool – sbtSWAT</text:p>
      <text:p text:style-name="P3"/>
      <text:p text:style-name="P3">Ziel meiner Bachelorarbeit ist es, ein Tool zu schreiben, dass die (Test) - Komplexität modellbasierter Software approximieren kann. Zur Reduktion des Arbeitsumfangs liegt der Fokus vorerst auf einzelne Funktionspakete bzw. Funktionsgruppen.</text:p>
      <text:p text:style-name="P4">Die Komplexität der Software lässt sich durch eine Vielzahl von Faktoren, wie Signalverläufe, die Anzahl von Funktionsbausteinen, die Anzahl unterschiedlicher Funktionsbausteine, die Anzahl der Ein- und Ausgänge einzelner Bausteine oder Komponenten, bemessen.</text:p>
      <text:p text:style-name="P5">Stürmer et. al. nutzten die Halstead-Metrik zur Berechnung der Modellkomplexität<text:span text:style-name="T5">1</text:span><text:span text:style-name="T2">. Diese würde ich ebenfalls als ersten Ansatz evaluieren wollen.</text:span></text:p>
      <text:p text:style-name="P6">Zur Evaluation sollen zum einem die Dauer bereits getesteter Module dienen, zum anderem sollen einzelne Komponenten oder Funktionspakete von Testern auf einer Komplexitätsskala händisch bewertet wer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de" fo:country="DE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de" fo:country="DE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8pt" style:font-size-asian="8pt" style:font-size-complex="8pt"/>
    </style:style>
    <style:style style:name="MT1" style:family="text">
      <style:text-properties officeooo:rsid="000503b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1) </text:span>https://www.researchgate.net/profile/Ingo_Stuermer/publication/301897948_Berechnung_und_Visualisierung_der_Modellkomplexitat_bei_der_mo-_dellbasierten_Entwicklung_sicherheits-relevanter_Software/links/572c5b1508ae25c48c3070c4/Berechnung-und-Visualisierung-der-Modellkomplexitaet-bei-der-mo-dellbasierten-Entwicklung-sicherheits-relevanter-Software.pdf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11:48:58.019917700</meta:creation-date>
    <dc:date>2018-05-20T15:10:49.275170686</dc:date>
    <meta:editing-duration>PT2H23M28S</meta:editing-duration>
    <meta:editing-cycles>2</meta:editing-cycles>
    <meta:generator>LibreOffice/6.0.4.2$Linux_X86_64 LibreOffice_project/00m0$Build-2</meta:generator>
    <meta:document-statistic meta:table-count="0" meta:image-count="0" meta:object-count="0" meta:page-count="1" meta:paragraph-count="6" meta:word-count="114" meta:character-count="1232" meta:non-whitespace-character-count="1123"/>
  </office:meta>
</office:document-meta>
</file>